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3.6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35cm" fo:min-width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75cm" fo:min-width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2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6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opacity="20%" draw:textarea-horizontal-align="justify" draw:textarea-vertical-align="middle" draw:auto-grow-height="false" fo:min-height="1.236cm" fo:min-width="0.774cm" draw:shadow-opacity="20%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opacity="20%"/>
      <style:paragraph-properties fo:text-align="center"/>
    </style:style>
    <style:style style:name="T1" style:family="text">
      <style:text-properties fo:font-size="18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6cm" svg:height="2.384cm" svg:x="2.3cm" svg:y="2.9cm">
          <draw:text-box>
            <text:p>One-hot key </text:p>
            <text:p>of Wi</text:p>
          </draw:text-box>
        </draw:frame>
        <draw:frame draw:style-name="gr2" draw:text-style-name="P1" draw:layer="layout" svg:width="4.134cm" svg:height="1.1cm" svg:x="13.5cm" svg:y="6.4cm">
          <draw:text-box>
            <text:p>Target</text:p>
          </draw:text-box>
        </draw:frame>
        <draw:frame draw:style-name="gr3" draw:text-style-name="P1" draw:layer="layout" svg:width="2.314cm" svg:height="0.962cm" svg:x="3.4cm" svg:y="5.3cm">
          <draw:text-box>
            <text:p>1 x |<text:span text:style-name="T1">D</text:span>|</text:p>
          </draw:text-box>
        </draw:frame>
        <draw:custom-shape draw:style-name="gr4" draw:text-style-name="P2" draw:layer="layout" svg:width="0.7cm" svg:height="4.6cm" svg:x="6.5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163cm" svg:height="1.673cm" svg:x="4.4cm" svg:y="14.4cm">
          <draw:text-box>
            <text:p>n neurons with</text:p>
            <text:p>|D| weights each</text:p>
          </draw:text-box>
        </draw:frame>
        <draw:frame draw:style-name="gr6" draw:text-style-name="P1" draw:layer="layout" svg:width="1.878cm" svg:height="0.962cm" svg:x="8.201cm" svg:y="5.3cm">
          <draw:text-box>
            <text:p>1 x n</text:p>
          </draw:text-box>
        </draw:frame>
        <draw:custom-shape draw:style-name="gr7" draw:text-style-name="P2" draw:layer="layout" svg:width="0.7cm" svg:height="4cm" svg:x="12.701cm" svg:y="6.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788cm" svg:height="0.962cm" svg:x="11.743cm" svg:y="10.5cm">
          <draw:text-box>
            <text:p>Sigmoid</text:p>
          </draw:text-box>
        </draw:frame>
        <draw:frame draw:style-name="gr9" draw:text-style-name="P1" draw:layer="layout" svg:width="4.168cm" svg:height="1.673cm" svg:x="7.5cm" svg:y="3.4cm">
          <draw:text-box>
            <text:p>Embedding</text:p>
            <text:p>of Wi</text:p>
          </draw:text-box>
        </draw:frame>
        <draw:line draw:style-name="gr10" draw:text-style-name="P3" draw:layer="layout" svg:x1="5.6cm" svg:y1="5.9cm" svg:x2="6.4cm" svg:y2="5.9cm">
          <text:p/>
        </draw:line>
        <draw:line draw:style-name="gr10" draw:text-style-name="P3" draw:layer="layout" svg:x1="7.3cm" svg:y1="5.9cm" svg:x2="9.9cm" svg:y2="7.9cm">
          <text:p/>
        </draw:line>
        <draw:line draw:style-name="gr10" draw:text-style-name="P3" draw:layer="layout" svg:x1="11.8cm" svg:y1="8.2cm" svg:x2="12.6cm" svg:y2="8.2cm">
          <text:p/>
        </draw:line>
        <draw:frame draw:style-name="gr3" draw:text-style-name="P1" draw:layer="layout" svg:width="2.314cm" svg:height="0.962cm" svg:x="14.3cm" svg:y="7.7cm">
          <draw:text-box>
            <text:p>0/1</text:p>
          </draw:text-box>
        </draw:frame>
        <draw:line draw:style-name="gr10" draw:text-style-name="P3" draw:layer="layout" svg:x1="13.4cm" svg:y1="8.2cm" svg:x2="14.2cm" svg:y2="8.2cm">
          <text:p/>
        </draw:line>
        <draw:frame draw:style-name="gr1" draw:text-style-name="P1" draw:layer="layout" svg:width="4.346cm" svg:height="2.384cm" svg:x="2.3cm" svg:y="8.601cm">
          <draw:text-box>
            <text:p>One-hot key </text:p>
            <text:p>of Wj</text:p>
          </draw:text-box>
        </draw:frame>
        <draw:frame draw:style-name="gr3" draw:text-style-name="P1" draw:layer="layout" svg:width="2.314cm" svg:height="0.962cm" svg:x="3.4cm" svg:y="11.001cm">
          <draw:text-box>
            <text:p>1 x |<text:span text:style-name="T1">D</text:span>|</text:p>
          </draw:text-box>
        </draw:frame>
        <draw:custom-shape draw:style-name="gr4" draw:text-style-name="P2" draw:layer="layout" svg:width="0.7cm" svg:height="4.6cm" svg:x="6.5cm" svg:y="9.30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878cm" svg:height="0.962cm" svg:x="8.201cm" svg:y="11.001cm">
          <draw:text-box>
            <text:p>1 x n</text:p>
          </draw:text-box>
        </draw:frame>
        <draw:frame draw:style-name="gr9" draw:text-style-name="P1" draw:layer="layout" svg:width="4.168cm" svg:height="1.673cm" svg:x="7.6cm" svg:y="12.1cm">
          <draw:text-box>
            <text:p>Embedding</text:p>
            <text:p>of Wj</text:p>
          </draw:text-box>
        </draw:frame>
        <draw:line draw:style-name="gr10" draw:text-style-name="P3" draw:layer="layout" svg:x1="5.6cm" svg:y1="11.601cm" svg:x2="6.4cm" svg:y2="11.601cm">
          <text:p/>
        </draw:line>
        <draw:line draw:style-name="gr10" draw:text-style-name="P3" draw:layer="layout" svg:x1="7.3cm" svg:y1="11.601cm" svg:x2="10cm" svg:y2="8.8cm">
          <text:p/>
        </draw:line>
        <draw:frame draw:style-name="gr11" draw:text-style-name="P4" draw:layer="layout" svg:width="1.383cm" svg:height="0.962cm" svg:x="10cm" svg:y="7.7cm">
          <draw:text-box>
            <text:p>dot</text:p>
          </draw:text-box>
        </draw:frame>
        <draw:custom-shape draw:style-name="gr12" draw:text-style-name="P5" draw:layer="layout" svg:width="1.8cm" svg:height="2.1cm" svg:x="9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10-22T15:49:10.226533199</dc:date>
    <meta:editing-duration>PT1H42M23S</meta:editing-duration>
    <meta:editing-cycles>23</meta:editing-cycles>
    <meta:generator>LibreOffice/6.4.7.2$Linux_X86_64 LibreOffice_project/40$Build-2</meta:generator>
    <meta:document-statistic meta:object-count="23"/>
  </office:meta>
</office:document-meta>
</file>